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2cm"/>
    </style:style>
    <style:style style:name="co2" style:family="table-column">
      <style:table-column-properties fo:break-before="auto" style:column-width="2.74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Aleph – Progol</text:p>
          </table:table-cell>
          <table:table-cell office:value-type="string" calcext:value-type="string">
            <text:p>Aleph – Foil</text:p>
          </table:table-cell>
          <table:table-cell office:value-type="string" calcext:value-type="string">
            <text:p>Progol – Foil</text:p>
          </table:table-cell>
          <table:table-cell table:number-columns-repeated="3"/>
          <table:table-cell office:value-type="string" calcext:value-type="string">
            <text:p>Aleph – Progol</text:p>
          </table:table-cell>
          <table:table-cell office:value-type="string" calcext:value-type="string">
            <text:p>Aleph – Foil</text:p>
          </table:table-cell>
          <table:table-cell office:value-type="string" calcext:value-type="string">
            <text:p>Progol – Foil</text:p>
          </table:table-cell>
        </table:table-row>
        <table:table-row table:style-name="ro1">
          <table:table-cell office:value-type="string" calcext:value-type="string">
            <text:p>Elsevi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70802" calcext:value-type="float">
            <text:p>0,170802</text:p>
          </table:table-cell>
          <table:table-cell table:number-columns-repeated="2"/>
          <table:table-cell office:value-type="string" calcext:value-type="string">
            <text:p>Elsevier</text:p>
          </table:table-cell>
          <table:table-cell table:formula="of:=IF([.B2]&gt;[.E9];&quot;Accetto&quot;;&quot;Rigetto&quot;)" office:value-type="string" office:string-value="Accetto" calcext:value-type="string">
            <text:p>Accetto</text:p>
          </table:table-cell>
          <table:table-cell table:formula="of:=IF([.C2]&gt;[.F9];&quot;Accetto&quot;;&quot;Rigetto&quot;)" office:value-type="string" office:string-value="Accetto" calcext:value-type="string">
            <text:p>Accetto</text:p>
          </table:table-cell>
          <table:table-cell table:formula="of:=IF([.D2]&gt;[.G9];&quot;Accetto&quot;;&quot;Rigetto&quot;)" office:value-type="string" office:string-value="Accetto" calcext:value-type="string">
            <text:p>Accetto</text:p>
          </table:table-cell>
        </table:table-row>
        <table:table-row table:style-name="ro1">
          <table:table-cell office:value-type="string" calcext:value-type="string">
            <text:p>JMLR</text:p>
          </table:table-cell>
          <table:table-cell office:value-type="float" office:value="0.371093" calcext:value-type="float">
            <text:p>0,371093</text:p>
          </table:table-cell>
          <table:table-cell office:value-type="float" office:value="0.583882" calcext:value-type="float">
            <text:p>0,583882</text:p>
          </table:table-cell>
          <table:table-cell office:value-type="float" office:value="0.414216" calcext:value-type="float">
            <text:p>0,414216</text:p>
          </table:table-cell>
          <table:table-cell table:number-columns-repeated="2"/>
          <table:table-cell office:value-type="string" calcext:value-type="string">
            <text:p>JMLR</text:p>
          </table:table-cell>
          <table:table-cell table:formula="of:=IF([.B3]&gt;[.E10];&quot;Accetto&quot;;&quot;Rigetto&quot;)" office:value-type="string" office:string-value="Accetto" calcext:value-type="string">
            <text:p>Accetto</text:p>
          </table:table-cell>
          <table:table-cell table:formula="of:=IF([.C3]&gt;[.F10];&quot;Accetto&quot;;&quot;Rigetto&quot;)" office:value-type="string" office:string-value="Accetto" calcext:value-type="string">
            <text:p>Accetto</text:p>
          </table:table-cell>
          <table:table-cell table:formula="of:=IF([.D3]&gt;[.G10];&quot;Accetto&quot;;&quot;Rigetto&quot;)" office:value-type="string" office:string-value="Accetto" calcext:value-type="string">
            <text:p>Accetto</text:p>
          </table:table-cell>
        </table:table-row>
        <table:table-row table:style-name="ro1">
          <table:table-cell office:value-type="string" calcext:value-type="string">
            <text:p>MLJ DISC</text:p>
          </table:table-cell>
          <table:table-cell office:value-type="float" office:value="0.173568" calcext:value-type="float">
            <text:p>0,173568</text:p>
          </table:table-cell>
          <table:table-cell office:value-type="float" office:value="0.0291721" calcext:value-type="float">
            <text:p>0,0291721</text:p>
          </table:table-cell>
          <table:table-cell office:value-type="float" office:value="0.109121" calcext:value-type="float">
            <text:p>0,109121</text:p>
          </table:table-cell>
          <table:table-cell table:number-columns-repeated="2"/>
          <table:table-cell office:value-type="string" calcext:value-type="string">
            <text:p>MLJ DISC</text:p>
          </table:table-cell>
          <table:table-cell table:formula="of:=IF([.B4]&gt;[.E11];&quot;Accetto&quot;;&quot;Rigetto&quot;)" office:value-type="string" office:string-value="Accetto" calcext:value-type="string">
            <text:p>Accetto</text:p>
          </table:table-cell>
          <table:table-cell table:formula="of:=IF([.C4]&gt;[.F11];&quot;Accetto&quot;;&quot;Rigetto&quot;)" office:value-type="string" office:string-value="Rigetto" calcext:value-type="string">
            <text:p>Rigetto</text:p>
          </table:table-cell>
          <table:table-cell table:formula="of:=IF([.D4]&gt;[.G11];&quot;Accetto&quot;;&quot;Rigetto&quot;)" office:value-type="string" office:string-value="Accetto" calcext:value-type="string">
            <text:p>Accetto</text:p>
          </table:table-cell>
        </table:table-row>
        <table:table-row table:style-name="ro1">
          <table:table-cell office:value-type="string" calcext:value-type="string">
            <text:p>MLJ NO DISC</text:p>
          </table:table-cell>
          <table:table-cell office:value-type="float" office:value="0.371093" calcext:value-type="float">
            <text:p>0,371093</text:p>
          </table:table-cell>
          <table:table-cell office:value-type="float" office:value="0.00592154" calcext:value-type="float">
            <text:p>0,00592154</text:p>
          </table:table-cell>
          <table:table-cell office:value-type="float" office:value="0.00588927" calcext:value-type="float">
            <text:p>0,00588927</text:p>
          </table:table-cell>
          <table:table-cell table:number-columns-repeated="2"/>
          <table:table-cell office:value-type="string" calcext:value-type="string">
            <text:p>MLJ NO DISC</text:p>
          </table:table-cell>
          <table:table-cell table:formula="of:=IF([.B5]&gt;[.E12];&quot;Accetto&quot;;&quot;Rigetto&quot;)" office:value-type="string" office:string-value="Accetto" calcext:value-type="string">
            <text:p>Accetto</text:p>
          </table:table-cell>
          <table:table-cell table:formula="of:=IF([.C5]&gt;[.F12];&quot;Accetto&quot;;&quot;Rigetto&quot;)" office:value-type="string" office:string-value="Rigetto" calcext:value-type="string">
            <text:p>Rigetto</text:p>
          </table:table-cell>
          <table:table-cell table:formula="of:=IF([.D5]&gt;[.G12];&quot;Accetto&quot;;&quot;Rigetto&quot;)" office:value-type="string" office:string-value="Rigetto" calcext:value-type="string">
            <text:p>Rigetto</text:p>
          </table:table-cell>
        </table:table-row>
        <table:table-row table:style-name="ro1">
          <table:table-cell office:value-type="string" calcext:value-type="string">
            <text:p>SVLN</text:p>
          </table:table-cell>
          <table:table-cell office:value-type="float" office:value="1" calcext:value-type="float">
            <text:p>1</text:p>
          </table:table-cell>
          <table:table-cell office:value-type="float" office:value="0.139037" calcext:value-type="float">
            <text:p>0,139037</text:p>
          </table:table-cell>
          <table:table-cell office:value-type="float" office:value="0.105371" calcext:value-type="float">
            <text:p>0,105371</text:p>
          </table:table-cell>
          <table:table-cell table:number-columns-repeated="2"/>
          <table:table-cell office:value-type="string" calcext:value-type="string">
            <text:p>SVLN</text:p>
          </table:table-cell>
          <table:table-cell table:formula="of:=IF([.B6]&gt;[.E13];&quot;Accetto&quot;;&quot;Rigetto&quot;)" office:value-type="string" office:string-value="Accetto" calcext:value-type="string">
            <text:p>Accetto</text:p>
          </table:table-cell>
          <table:table-cell table:formula="of:=IF([.C6]&gt;[.F13];&quot;Accetto&quot;;&quot;Rigetto&quot;)" office:value-type="string" office:string-value="Accetto" calcext:value-type="string">
            <text:p>Accetto</text:p>
          </table:table-cell>
          <table:table-cell table:formula="of:=IF([.D6]&gt;[.G13];&quot;Accetto&quot;;&quot;Rigetto&quot;)" office:value-type="string" office:string-value="Accetto" calcext:value-type="string">
            <text:p>Accetto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table:number-columns-repeated="3" office:value-type="float" office:value="0.05" calcext:value-type="float">
            <text:p>0,05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 office:value-type="float" office:value="0.05" calcext:value-type="float">
            <text:p>0,05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 office:value-type="float" office:value="0.05" calcext:value-type="float">
            <text:p>0,05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 office:value-type="float" office:value="0.05" calcext:value-type="float">
            <text:p>0,05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 office:value-type="float" office:value="0.05" calcext:value-type="float">
            <text:p>0,05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 office:value-type="float" office:value="0.05" calcext:value-type="float">
            <text:p>0,0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3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 </meta:initial-creator>
    <meta:creation-date>2014-08-23T14:37:13.908593101</meta:creation-date>
    <dc:date>2014-08-23T15:33:48.512992036</dc:date>
    <dc:creator>Simo </dc:creator>
    <meta:editing-duration>PT41M19S</meta:editing-duration>
    <meta:editing-cycles>1</meta:editing-cycles>
    <meta:document-statistic meta:table-count="1" meta:cell-count="64" meta:object-count="0"/>
    <meta:generator>LibreOffice/4.2.4.2$Linux_X86_64 LibreOffice_project/420m0$Build-2</meta:generator>
  </office:meta>
</office:document-meta>
</file>